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name-complex="Noto Sans Arabic U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name-complex="Noto Sans Arabic U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name-complex="Noto Sans Arabic U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name-complex="Noto Sans Arabic U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4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biotac</text:p>
          </table:table-cell>
          <table:table-cell table:style-name="ce5" office:value-type="string" calcext:value-type="string">
            <text:p>2.5492 ± 0.1873</text:p>
          </table:table-cell>
          <table:table-cell table:formula="of:=LEFT([.E2]; 6)" office:value-type="string" office:string-value="2.5492" calcext:value-type="string">
            <text:p>2.5492</text:p>
          </table:table-cell>
          <table:table-cell table:formula="of:=RIGHT([.E2]; 6)" office:value-type="string" office:string-value="0.1873" calcext:value-type="string">
            <text:p>0.18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biotac</text:p>
          </table:table-cell>
          <table:table-cell table:style-name="ce5" office:value-type="string" calcext:value-type="string">
            <text:p>2.2397 ± 0.0821</text:p>
          </table:table-cell>
          <table:table-cell table:formula="of:=LEFT([.E3]; 6)" office:value-type="string" office:string-value="2.2397" calcext:value-type="string">
            <text:p>2.2397</text:p>
          </table:table-cell>
          <table:table-cell table:formula="of:=RIGHT([.E3]; 6)" office:value-type="string" office:string-value="0.0821" calcext:value-type="string">
            <text:p>0.08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biotac</text:p>
          </table:table-cell>
          <table:table-cell table:style-name="ce5" office:value-type="string" calcext:value-type="string">
            <text:p>2.6015 ± 0.2132</text:p>
          </table:table-cell>
          <table:table-cell table:formula="of:=LEFT([.E4]; 6)" office:value-type="string" office:string-value="2.6015" calcext:value-type="string">
            <text:p>2.6015</text:p>
          </table:table-cell>
          <table:table-cell table:formula="of:=RIGHT([.E4]; 6)" office:value-type="string" office:string-value="0.2132" calcext:value-type="string">
            <text:p>0.21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biotac</text:p>
          </table:table-cell>
          <table:table-cell table:style-name="ce6"/>
          <table:table-cell table:formula="of:=LEFT([.E5]; 6)">
            <text:p/>
          </table:table-cell>
          <table:table-cell table:formula="of:=RIGHT([.E5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biotac</text:p>
          </table:table-cell>
          <table:table-cell table:style-name="ce5" office:value-type="string" calcext:value-type="string">
            <text:p>2.0729 ± 0.1506</text:p>
          </table:table-cell>
          <table:table-cell table:formula="of:=LEFT([.E6]; 6)" office:value-type="string" office:string-value="2.0729" calcext:value-type="string">
            <text:p>2.0729</text:p>
          </table:table-cell>
          <table:table-cell table:formula="of:=RIGHT([.E6]; 6)" office:value-type="string" office:string-value="0.1506" calcext:value-type="string">
            <text:p>0.15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biotac</text:p>
          </table:table-cell>
          <table:table-cell table:style-name="ce5" office:value-type="string" calcext:value-type="string">
            <text:p>1.9021 ± 0.0516</text:p>
          </table:table-cell>
          <table:table-cell table:formula="of:=LEFT([.E7]; 6)" office:value-type="string" office:string-value="1.9021" calcext:value-type="string">
            <text:p>1.9021</text:p>
          </table:table-cell>
          <table:table-cell table:formula="of:=RIGHT([.E7]; 6)" office:value-type="string" office:string-value="0.0516" calcext:value-type="string">
            <text:p>0.05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biotac</text:p>
          </table:table-cell>
          <table:table-cell table:style-name="ce5" office:value-type="string" calcext:value-type="string">
            <text:p>2.3188 ± 0.1957</text:p>
          </table:table-cell>
          <table:table-cell table:formula="of:=LEFT([.E8]; 6)" office:value-type="string" office:string-value="2.3188" calcext:value-type="string">
            <text:p>2.3188</text:p>
          </table:table-cell>
          <table:table-cell table:formula="of:=RIGHT([.E8]; 6)" office:value-type="string" office:string-value="0.1957" calcext:value-type="string">
            <text:p>0.19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biotac</text:p>
          </table:table-cell>
          <table:table-cell table:style-name="ce6"/>
          <table:table-cell table:formula="of:=LEFT([.E9]; 6)">
            <text:p/>
          </table:table-cell>
          <table:table-cell table:formula="of:=RIGHT([.E9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biotac</text:p>
          </table:table-cell>
          <table:table-cell table:style-name="ce5" office:value-type="string" calcext:value-type="string">
            <text:p>2.3579 ± 0.2896</text:p>
          </table:table-cell>
          <table:table-cell table:formula="of:=LEFT([.E10]; 6)" office:value-type="string" office:string-value="2.3579" calcext:value-type="string">
            <text:p>2.3579</text:p>
          </table:table-cell>
          <table:table-cell table:formula="of:=RIGHT([.E10]; 6)" office:value-type="string" office:string-value="0.2896" calcext:value-type="string">
            <text:p>0.28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biotac</text:p>
          </table:table-cell>
          <table:table-cell table:style-name="ce5" office:value-type="string" calcext:value-type="string">
            <text:p>1.7079 ± 0.0278</text:p>
          </table:table-cell>
          <table:table-cell table:formula="of:=LEFT([.E11]; 6)" office:value-type="string" office:string-value="1.7079" calcext:value-type="string">
            <text:p>1.7079</text:p>
          </table:table-cell>
          <table:table-cell table:formula="of:=RIGHT([.E11]; 6)" office:value-type="string" office:string-value="0.0278" calcext:value-type="string">
            <text:p>0.02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biotac</text:p>
          </table:table-cell>
          <table:table-cell table:style-name="ce5" office:value-type="string" calcext:value-type="string">
            <text:p>2.4047 ± 0.2135</text:p>
          </table:table-cell>
          <table:table-cell table:formula="of:=LEFT([.E12]; 6)" office:value-type="string" office:string-value="2.4047" calcext:value-type="string">
            <text:p>2.4047</text:p>
          </table:table-cell>
          <table:table-cell table:formula="of:=RIGHT([.E12]; 6)" office:value-type="string" office:string-value="0.2135" calcext:value-type="string">
            <text:p>0.21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biotac</text:p>
          </table:table-cell>
          <table:table-cell table:style-name="ce6"/>
          <table:table-cell table:formula="of:=LEFT([.E13]; 6)">
            <text:p/>
          </table:table-cell>
          <table:table-cell table:formula="of:=RIGHT([.E13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biotac</text:p>
          </table:table-cell>
          <table:table-cell table:style-name="ce5" office:value-type="string" calcext:value-type="string">
            <text:p>2.2773 ± 0.4501</text:p>
          </table:table-cell>
          <table:table-cell table:formula="of:=LEFT([.E14]; 6)" office:value-type="string" office:string-value="2.2773" calcext:value-type="string">
            <text:p>2.2773</text:p>
          </table:table-cell>
          <table:table-cell table:formula="of:=RIGHT([.E14]; 6)" office:value-type="string" office:string-value="0.4501" calcext:value-type="string">
            <text:p>0.45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biotac</text:p>
          </table:table-cell>
          <table:table-cell table:style-name="ce6"/>
          <table:table-cell table:formula="of:=LEFT([.E15]; 6)">
            <text:p/>
          </table:table-cell>
          <table:table-cell table:formula="of:=RIGHT([.E15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biotac</text:p>
          </table:table-cell>
          <table:table-cell table:style-name="ce6"/>
          <table:table-cell table:formula="of:=LEFT([.E16]; 6)">
            <text:p/>
          </table:table-cell>
          <table:table-cell table:formula="of:=RIGHT([.E16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biotac</text:p>
          </table:table-cell>
          <table:table-cell table:style-name="ce6"/>
          <table:table-cell table:formula="of:=LEFT([.E17]; 6)">
            <text:p/>
          </table:table-cell>
          <table:table-cell table:formula="of:=RIGHT([.E17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neutouch</text:p>
          </table:table-cell>
          <table:table-cell table:style-name="ce5" office:value-type="string" calcext:value-type="string">
            <text:p>1.7102 ± 0.0913</text:p>
          </table:table-cell>
          <table:table-cell table:formula="of:=LEFT([.E18]; 6)" office:value-type="string" office:string-value="1.7102" calcext:value-type="string">
            <text:p>1.7102</text:p>
          </table:table-cell>
          <table:table-cell table:formula="of:=RIGHT([.E18]; 6)" office:value-type="string" office:string-value="0.0913" calcext:value-type="string">
            <text:p>0.09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neutouch</text:p>
          </table:table-cell>
          <table:table-cell table:style-name="ce5" office:value-type="string" calcext:value-type="string">
            <text:p>1.3864 ± 0.0448</text:p>
          </table:table-cell>
          <table:table-cell table:formula="of:=LEFT([.E19]; 6)" office:value-type="string" office:string-value="1.3864" calcext:value-type="string">
            <text:p>1.3864</text:p>
          </table:table-cell>
          <table:table-cell table:formula="of:=RIGHT([.E19]; 6)" office:value-type="string" office:string-value="0.0448" calcext:value-type="string">
            <text:p>0.04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neutouch</text:p>
          </table:table-cell>
          <table:table-cell table:style-name="ce5" office:value-type="string" calcext:value-type="string">
            <text:p>2.1976 ± 0.1058</text:p>
          </table:table-cell>
          <table:table-cell table:formula="of:=LEFT([.E20]; 6)" office:value-type="string" office:string-value="2.1976" calcext:value-type="string">
            <text:p>2.1976</text:p>
          </table:table-cell>
          <table:table-cell table:formula="of:=RIGHT([.E20]; 6)" office:value-type="string" office:string-value="0.1058" calcext:value-type="string">
            <text:p>0.10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neutouch</text:p>
          </table:table-cell>
          <table:table-cell table:style-name="ce5" office:value-type="string" calcext:value-type="string">
            <text:p>1.5260 ± 0.1176</text:p>
          </table:table-cell>
          <table:table-cell table:formula="of:=LEFT([.E21]; 6)" office:value-type="string" office:string-value="1.5260" calcext:value-type="string">
            <text:p>1.5260</text:p>
          </table:table-cell>
          <table:table-cell table:formula="of:=RIGHT([.E21]; 6)" office:value-type="string" office:string-value="0.1176" calcext:value-type="string">
            <text:p>0.11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neutouch</text:p>
          </table:table-cell>
          <table:table-cell table:style-name="ce5" office:value-type="string" calcext:value-type="string">
            <text:p>1.5411 ± 0.1029</text:p>
          </table:table-cell>
          <table:table-cell table:formula="of:=LEFT([.E22]; 6)" office:value-type="string" office:string-value="1.5411" calcext:value-type="string">
            <text:p>1.5411</text:p>
          </table:table-cell>
          <table:table-cell table:formula="of:=RIGHT([.E22]; 6)" office:value-type="string" office:string-value="0.1029" calcext:value-type="string">
            <text:p>0.10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neutouch</text:p>
          </table:table-cell>
          <table:table-cell table:style-name="ce5" office:value-type="string" calcext:value-type="string">
            <text:p>1.2053 ± 0.0376</text:p>
          </table:table-cell>
          <table:table-cell table:formula="of:=LEFT([.E23]; 6)" office:value-type="string" office:string-value="1.2053" calcext:value-type="string">
            <text:p>1.2053</text:p>
          </table:table-cell>
          <table:table-cell table:formula="of:=RIGHT([.E23]; 6)" office:value-type="string" office:string-value="0.0376" calcext:value-type="string">
            <text:p>0.03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neutouch</text:p>
          </table:table-cell>
          <table:table-cell table:style-name="ce5" office:value-type="string" calcext:value-type="string">
            <text:p>1.8579 ± 0.1395</text:p>
          </table:table-cell>
          <table:table-cell table:formula="of:=LEFT([.E24]; 6)" office:value-type="string" office:string-value="1.8579" calcext:value-type="string">
            <text:p>1.8579</text:p>
          </table:table-cell>
          <table:table-cell table:formula="of:=RIGHT([.E24]; 6)" office:value-type="string" office:string-value="0.1395" calcext:value-type="string">
            <text:p>0.13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neutouch</text:p>
          </table:table-cell>
          <table:table-cell table:style-name="ce5" office:value-type="string" calcext:value-type="string">
            <text:p>1.4472 ± 0.1299</text:p>
          </table:table-cell>
          <table:table-cell table:formula="of:=LEFT([.E25]; 6)" office:value-type="string" office:string-value="1.4472" calcext:value-type="string">
            <text:p>1.4472</text:p>
          </table:table-cell>
          <table:table-cell table:formula="of:=RIGHT([.E25]; 6)" office:value-type="string" office:string-value="0.1299" calcext:value-type="string">
            <text:p>0.12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neutouch</text:p>
          </table:table-cell>
          <table:table-cell table:style-name="ce5" office:value-type="string" calcext:value-type="string">
            <text:p>1.9006 ± 0.1239</text:p>
          </table:table-cell>
          <table:table-cell table:formula="of:=LEFT([.E26]; 6)" office:value-type="string" office:string-value="1.9006" calcext:value-type="string">
            <text:p>1.9006</text:p>
          </table:table-cell>
          <table:table-cell table:formula="of:=RIGHT([.E26]; 6)" office:value-type="string" office:string-value="0.1239" calcext:value-type="string">
            <text:p>0.12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neutouch</text:p>
          </table:table-cell>
          <table:table-cell table:style-name="ce5" office:value-type="string" calcext:value-type="string">
            <text:p>1.6415 ± 0.3577</text:p>
          </table:table-cell>
          <table:table-cell table:formula="of:=LEFT([.E27]; 6)" office:value-type="string" office:string-value="1.6415" calcext:value-type="string">
            <text:p>1.6415</text:p>
          </table:table-cell>
          <table:table-cell table:formula="of:=RIGHT([.E27]; 6)" office:value-type="string" office:string-value="0.3577" calcext:value-type="string">
            <text:p>0.35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neutouch</text:p>
          </table:table-cell>
          <table:table-cell table:style-name="ce5" office:value-type="string" calcext:value-type="string">
            <text:p>2.0130 ± 0.1565</text:p>
          </table:table-cell>
          <table:table-cell table:formula="of:=LEFT([.E28]; 6)" office:value-type="string" office:string-value="2.0130" calcext:value-type="string">
            <text:p>2.0130</text:p>
          </table:table-cell>
          <table:table-cell table:formula="of:=RIGHT([.E28]; 6)" office:value-type="string" office:string-value="0.1565" calcext:value-type="string">
            <text:p>0.15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neutouch</text:p>
          </table:table-cell>
          <table:table-cell table:style-name="ce5" office:value-type="string" calcext:value-type="string">
            <text:p>1.3964 ± 0.1488</text:p>
          </table:table-cell>
          <table:table-cell table:formula="of:=LEFT([.E29]; 6)" office:value-type="string" office:string-value="1.3964" calcext:value-type="string">
            <text:p>1.3964</text:p>
          </table:table-cell>
          <table:table-cell table:formula="of:=RIGHT([.E29]; 6)" office:value-type="string" office:string-value="0.1488" calcext:value-type="string">
            <text:p>0.14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neutouch</text:p>
          </table:table-cell>
          <table:table-cell table:style-name="ce5" office:value-type="string" calcext:value-type="string">
            <text:p>0.9288 ± 0.2015</text:p>
          </table:table-cell>
          <table:table-cell table:formula="of:=LEFT([.E30]; 6)" office:value-type="string" office:string-value="0.9288" calcext:value-type="string">
            <text:p>0.9288</text:p>
          </table:table-cell>
          <table:table-cell table:formula="of:=RIGHT([.E30]; 6)" office:value-type="string" office:string-value="0.2015" calcext:value-type="string">
            <text:p>0.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neutouch</text:p>
          </table:table-cell>
          <table:table-cell table:style-name="ce6"/>
          <table:table-cell table:formula="of:=LEFT([.E31]; 6)">
            <text:p/>
          </table:table-cell>
          <table:table-cell table:formula="of:=RIGHT([.E31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neutouch</text:p>
          </table:table-cell>
          <table:table-cell table:style-name="ce6"/>
          <table:table-cell table:formula="of:=LEFT([.E32]; 6)">
            <text:p/>
          </table:table-cell>
          <table:table-cell table:formula="of:=RIGHT([.E32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neutouch</text:p>
          </table:table-cell>
          <table:table-cell table:style-name="ce5" office:value-type="string" calcext:value-type="string">
            <text:p>1.3320 ± 0.2319</text:p>
          </table:table-cell>
          <table:table-cell table:formula="of:=LEFT([.E33]; 6)" office:value-type="string" office:string-value="1.3320" calcext:value-type="string">
            <text:p>1.3320</text:p>
          </table:table-cell>
          <table:table-cell table:formula="of:=RIGHT([.E33]; 6)" office:value-type="string" office:string-value="0.2319" calcext:value-type="string">
            <text:p>0.23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neuhalf</text:p>
          </table:table-cell>
          <table:table-cell table:style-name="ce7" office:value-type="string" calcext:value-type="string">
            <text:p>2.2210 ± 0.0955</text:p>
          </table:table-cell>
          <table:table-cell table:formula="of:=LEFT([.E34]; 6)" office:value-type="string" office:string-value="2.2210" calcext:value-type="string">
            <text:p>2.2210</text:p>
          </table:table-cell>
          <table:table-cell table:formula="of:=RIGHT([.E34]; 6)" office:value-type="string" office:string-value="0.0955" calcext:value-type="string">
            <text:p>0.09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neuhalf</text:p>
          </table:table-cell>
          <table:table-cell table:style-name="ce7" office:value-type="string" calcext:value-type="string">
            <text:p>1.6309 ± 0.0963</text:p>
          </table:table-cell>
          <table:table-cell table:formula="of:=LEFT([.E35]; 6)" office:value-type="string" office:string-value="1.6309" calcext:value-type="string">
            <text:p>1.6309</text:p>
          </table:table-cell>
          <table:table-cell table:formula="of:=RIGHT([.E35]; 6)" office:value-type="string" office:string-value="0.0963" calcext:value-type="string">
            <text:p>0.09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neuhalf</text:p>
          </table:table-cell>
          <table:table-cell table:style-name="ce8"/>
          <table:table-cell table:formula="of:=LEFT([.E36]; 6)">
            <text:p/>
          </table:table-cell>
          <table:table-cell table:formula="of:=RIGHT([.E36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neuhalf</text:p>
          </table:table-cell>
          <table:table-cell table:style-name="ce7" office:value-type="string" calcext:value-type="string">
            <text:p>1.7632 ± 0.1825</text:p>
          </table:table-cell>
          <table:table-cell table:formula="of:=LEFT([.E37]; 6)" office:value-type="string" office:string-value="1.7632" calcext:value-type="string">
            <text:p>1.7632</text:p>
          </table:table-cell>
          <table:table-cell table:formula="of:=RIGHT([.E37]; 6)" office:value-type="string" office:string-value="0.1825" calcext:value-type="string">
            <text:p>0.18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neuhalf</text:p>
          </table:table-cell>
          <table:table-cell table:style-name="ce7" office:value-type="string" calcext:value-type="string">
            <text:p>1.7091 ± 0.0968</text:p>
          </table:table-cell>
          <table:table-cell table:formula="of:=LEFT([.E38]; 6)" office:value-type="string" office:string-value="1.7091" calcext:value-type="string">
            <text:p>1.7091</text:p>
          </table:table-cell>
          <table:table-cell table:formula="of:=RIGHT([.E38]; 6)" office:value-type="string" office:string-value="0.0968" calcext:value-type="string">
            <text:p>0.09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neuhalf</text:p>
          </table:table-cell>
          <table:table-cell table:style-name="ce7" office:value-type="string" calcext:value-type="string">
            <text:p>1.4317 ± 0.0611</text:p>
          </table:table-cell>
          <table:table-cell table:formula="of:=LEFT([.E39]; 6)" office:value-type="string" office:string-value="1.4317" calcext:value-type="string">
            <text:p>1.4317</text:p>
          </table:table-cell>
          <table:table-cell table:formula="of:=RIGHT([.E39]; 6)" office:value-type="string" office:string-value="0.0611" calcext:value-type="string">
            <text:p>0.06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neuhalf</text:p>
          </table:table-cell>
          <table:table-cell table:style-name="ce8"/>
          <table:table-cell table:formula="of:=LEFT([.E40]; 6)">
            <text:p/>
          </table:table-cell>
          <table:table-cell table:formula="of:=RIGHT([.E40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neuhalf</text:p>
          </table:table-cell>
          <table:table-cell table:style-name="ce7" office:value-type="string" calcext:value-type="string">
            <text:p>1.6606 ± 0.1118</text:p>
          </table:table-cell>
          <table:table-cell table:formula="of:=LEFT([.E41]; 6)" office:value-type="string" office:string-value="1.6606" calcext:value-type="string">
            <text:p>1.6606</text:p>
          </table:table-cell>
          <table:table-cell table:formula="of:=RIGHT([.E41]; 6)" office:value-type="string" office:string-value="0.1118" calcext:value-type="string">
            <text:p>0.11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neuhalf</text:p>
          </table:table-cell>
          <table:table-cell table:style-name="ce7" office:value-type="string" calcext:value-type="string">
            <text:p>2.2218 ± 0.4409</text:p>
          </table:table-cell>
          <table:table-cell table:formula="of:=LEFT([.E42]; 6)" office:value-type="string" office:string-value="2.2218" calcext:value-type="string">
            <text:p>2.2218</text:p>
          </table:table-cell>
          <table:table-cell table:formula="of:=RIGHT([.E42]; 6)" office:value-type="string" office:string-value="0.4409" calcext:value-type="string">
            <text:p>0.44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neuhalf</text:p>
          </table:table-cell>
          <table:table-cell table:style-name="ce7" office:value-type="string" calcext:value-type="string">
            <text:p>2.0608 ± 0.7097</text:p>
          </table:table-cell>
          <table:table-cell table:formula="of:=LEFT([.E43]; 6)" office:value-type="string" office:string-value="2.0608" calcext:value-type="string">
            <text:p>2.0608</text:p>
          </table:table-cell>
          <table:table-cell table:formula="of:=RIGHT([.E43]; 6)" office:value-type="string" office:string-value="0.7097" calcext:value-type="string">
            <text:p>0.70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neuhalf</text:p>
          </table:table-cell>
          <table:table-cell table:style-name="ce8"/>
          <table:table-cell table:formula="of:=LEFT([.E44]; 6)">
            <text:p/>
          </table:table-cell>
          <table:table-cell table:formula="of:=RIGHT([.E44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neuhalf</text:p>
          </table:table-cell>
          <table:table-cell table:style-name="ce7" office:value-type="string" calcext:value-type="string">
            <text:p>1.7270 ± 0.1613</text:p>
          </table:table-cell>
          <table:table-cell table:formula="of:=LEFT([.E45]; 6)" office:value-type="string" office:string-value="1.7270" calcext:value-type="string">
            <text:p>1.7270</text:p>
          </table:table-cell>
          <table:table-cell table:formula="of:=RIGHT([.E45]; 6)" office:value-type="string" office:string-value="0.1613" calcext:value-type="string">
            <text:p>0.16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neuhalf</text:p>
          </table:table-cell>
          <table:table-cell table:style-name="ce7" office:value-type="string" calcext:value-type="string">
            <text:p>1.0188 ± 0.1408</text:p>
          </table:table-cell>
          <table:table-cell table:formula="of:=LEFT([.E46]; 6)" office:value-type="string" office:string-value="1.0188" calcext:value-type="string">
            <text:p>1.0188</text:p>
          </table:table-cell>
          <table:table-cell table:formula="of:=RIGHT([.E46]; 6)" office:value-type="string" office:string-value="0.1408" calcext:value-type="string">
            <text:p>0.14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neuhalf</text:p>
          </table:table-cell>
          <table:table-cell table:style-name="ce8"/>
          <table:table-cell table:formula="of:=LEFT([.E47]; 6)">
            <text:p/>
          </table:table-cell>
          <table:table-cell table:formula="of:=RIGHT([.E47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neuhalf</text:p>
          </table:table-cell>
          <table:table-cell table:style-name="ce8"/>
          <table:table-cell table:formula="of:=LEFT([.E48]; 6)">
            <text:p/>
          </table:table-cell>
          <table:table-cell table:formula="of:=RIGHT([.E48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neuhalf</text:p>
          </table:table-cell>
          <table:table-cell table:style-name="ce7" office:value-type="string" calcext:value-type="string">
            <text:p>1.5243 ± 0.1857</text:p>
          </table:table-cell>
          <table:table-cell table:formula="of:=LEFT([.E49]; 6)" office:value-type="string" office:string-value="1.5243" calcext:value-type="string">
            <text:p>1.5243</text:p>
          </table:table-cell>
          <table:table-cell table:formula="of:=RIGHT([.E49]; 6)" office:value-type="string" office:string-value="0.1857" calcext:value-type="string">
            <text:p>0.18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biotac</text:p>
          </table:table-cell>
          <table:table-cell table:style-name="ce7" office:value-type="string" calcext:value-type="string">
            <text:p>3.8219 ± 0.2584</text:p>
          </table:table-cell>
          <table:table-cell table:formula="of:=LEFT([.E50]; 6)" office:value-type="string" office:string-value="3.8219" calcext:value-type="string">
            <text:p>3.8219</text:p>
          </table:table-cell>
          <table:table-cell table:formula="of:=RIGHT([.E50]; 6)" office:value-type="string" office:string-value="0.2584" calcext:value-type="string">
            <text:p>0.25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biotac</text:p>
          </table:table-cell>
          <table:table-cell table:style-name="ce7" office:value-type="string" calcext:value-type="string">
            <text:p>3.4202 ± 0.2153</text:p>
          </table:table-cell>
          <table:table-cell table:formula="of:=LEFT([.E51]; 6)" office:value-type="string" office:string-value="3.4202" calcext:value-type="string">
            <text:p>3.4202</text:p>
          </table:table-cell>
          <table:table-cell table:formula="of:=RIGHT([.E51]; 6)" office:value-type="string" office:string-value="0.2153" calcext:value-type="string">
            <text:p>0.21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biotac</text:p>
          </table:table-cell>
          <table:table-cell table:style-name="ce7" office:value-type="string" calcext:value-type="string">
            <text:p>4.3844 ± 0.1394</text:p>
          </table:table-cell>
          <table:table-cell table:formula="of:=LEFT([.E52]; 6)" office:value-type="string" office:string-value="4.3844" calcext:value-type="string">
            <text:p>4.3844</text:p>
          </table:table-cell>
          <table:table-cell table:formula="of:=RIGHT([.E52]; 6)" office:value-type="string" office:string-value="0.1394" calcext:value-type="string">
            <text:p>0.13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biotac</text:p>
          </table:table-cell>
          <table:table-cell table:style-name="ce8"/>
          <table:table-cell table:formula="of:=LEFT([.E53]; 6)">
            <text:p/>
          </table:table-cell>
          <table:table-cell table:formula="of:=RIGHT([.E53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biotac</text:p>
          </table:table-cell>
          <table:table-cell table:style-name="ce7" office:value-type="string" calcext:value-type="string">
            <text:p>3.0808 ± 0.1454</text:p>
          </table:table-cell>
          <table:table-cell table:formula="of:=LEFT([.E54]; 6)" office:value-type="string" office:string-value="3.0808" calcext:value-type="string">
            <text:p>3.0808</text:p>
          </table:table-cell>
          <table:table-cell table:formula="of:=RIGHT([.E54]; 6)" office:value-type="string" office:string-value="0.1454" calcext:value-type="string">
            <text:p>0.14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biotac</text:p>
          </table:table-cell>
          <table:table-cell table:style-name="ce7" office:value-type="string" calcext:value-type="string">
            <text:p>2.7636 ± 0.0370</text:p>
          </table:table-cell>
          <table:table-cell table:formula="of:=LEFT([.E55]; 6)" office:value-type="string" office:string-value="2.7636" calcext:value-type="string">
            <text:p>2.7636</text:p>
          </table:table-cell>
          <table:table-cell table:formula="of:=RIGHT([.E55]; 6)" office:value-type="string" office:string-value="0.0370" calcext:value-type="string">
            <text:p>0.03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biotac</text:p>
          </table:table-cell>
          <table:table-cell table:style-name="ce7" office:value-type="string" calcext:value-type="string">
            <text:p>3.5110 ± 0.2027</text:p>
          </table:table-cell>
          <table:table-cell table:formula="of:=LEFT([.E56]; 6)" office:value-type="string" office:string-value="3.5110" calcext:value-type="string">
            <text:p>3.5110</text:p>
          </table:table-cell>
          <table:table-cell table:formula="of:=RIGHT([.E56]; 6)" office:value-type="string" office:string-value="0.2027" calcext:value-type="string">
            <text:p>0.20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biotac</text:p>
          </table:table-cell>
          <table:table-cell table:style-name="ce8"/>
          <table:table-cell table:formula="of:=LEFT([.E57]; 6)">
            <text:p/>
          </table:table-cell>
          <table:table-cell table:formula="of:=RIGHT([.E57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biotac</text:p>
          </table:table-cell>
          <table:table-cell table:style-name="ce7" office:value-type="string" calcext:value-type="string">
            <text:p>3.8654 ± 0.5083</text:p>
          </table:table-cell>
          <table:table-cell table:formula="of:=LEFT([.E58]; 6)" office:value-type="string" office:string-value="3.8654" calcext:value-type="string">
            <text:p>3.8654</text:p>
          </table:table-cell>
          <table:table-cell table:formula="of:=RIGHT([.E58]; 6)" office:value-type="string" office:string-value="0.5083" calcext:value-type="string">
            <text:p>0.50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biotac</text:p>
          </table:table-cell>
          <table:table-cell table:style-name="ce7" office:value-type="string" calcext:value-type="string">
            <text:p>2.7636 ± 0.0370</text:p>
          </table:table-cell>
          <table:table-cell table:formula="of:=LEFT([.E59]; 6)" office:value-type="string" office:string-value="2.7636" calcext:value-type="string">
            <text:p>2.7636</text:p>
          </table:table-cell>
          <table:table-cell table:formula="of:=RIGHT([.E59]; 6)" office:value-type="string" office:string-value="0.0370" calcext:value-type="string">
            <text:p>0.03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biotac</text:p>
          </table:table-cell>
          <table:table-cell table:style-name="ce7" office:value-type="string" calcext:value-type="string">
            <text:p>4.2544 ± 0.3960</text:p>
          </table:table-cell>
          <table:table-cell table:formula="of:=LEFT([.E60]; 6)" office:value-type="string" office:string-value="4.2544" calcext:value-type="string">
            <text:p>4.2544</text:p>
          </table:table-cell>
          <table:table-cell table:formula="of:=RIGHT([.E60]; 6)" office:value-type="string" office:string-value="0.3960" calcext:value-type="string">
            <text:p>0.39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biotac</text:p>
          </table:table-cell>
          <table:table-cell table:style-name="ce8"/>
          <table:table-cell table:formula="of:=LEFT([.E61]; 6)">
            <text:p/>
          </table:table-cell>
          <table:table-cell table:formula="of:=RIGHT([.E61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biotac</text:p>
          </table:table-cell>
          <table:table-cell table:style-name="ce7" office:value-type="string" calcext:value-type="string">
            <text:p>4.7522 ± 1.1578</text:p>
          </table:table-cell>
          <table:table-cell table:formula="of:=LEFT([.E62]; 6)" office:value-type="string" office:string-value="4.7522" calcext:value-type="string">
            <text:p>4.7522</text:p>
          </table:table-cell>
          <table:table-cell table:formula="of:=RIGHT([.E62]; 6)" office:value-type="string" office:string-value="1.1578" calcext:value-type="string">
            <text:p>1.15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biotac</text:p>
          </table:table-cell>
          <table:table-cell table:style-name="ce8"/>
          <table:table-cell table:formula="of:=LEFT([.E63]; 6)">
            <text:p/>
          </table:table-cell>
          <table:table-cell table:formula="of:=RIGHT([.E63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biotac</text:p>
          </table:table-cell>
          <table:table-cell table:style-name="ce8"/>
          <table:table-cell table:formula="of:=LEFT([.E64]; 6)">
            <text:p/>
          </table:table-cell>
          <table:table-cell table:formula="of:=RIGHT([.E64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biotac</text:p>
          </table:table-cell>
          <table:table-cell table:style-name="ce8"/>
          <table:table-cell table:formula="of:=LEFT([.E65]; 6)">
            <text:p/>
          </table:table-cell>
          <table:table-cell table:formula="of:=RIGHT([.E65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neutouch</text:p>
          </table:table-cell>
          <table:table-cell table:style-name="ce7" office:value-type="string" calcext:value-type="string">
            <text:p>3.2682 ± 0.1861</text:p>
          </table:table-cell>
          <table:table-cell table:formula="of:=LEFT([.E66]; 6)" office:value-type="string" office:string-value="3.2682" calcext:value-type="string">
            <text:p>3.2682</text:p>
          </table:table-cell>
          <table:table-cell table:formula="of:=RIGHT([.E66]; 6)" office:value-type="string" office:string-value="0.1861" calcext:value-type="string">
            <text:p>0.18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neutouch</text:p>
          </table:table-cell>
          <table:table-cell table:style-name="ce7" office:value-type="string" calcext:value-type="string">
            <text:p>2.7135 ± 0.1811</text:p>
          </table:table-cell>
          <table:table-cell table:formula="of:=LEFT([.E67]; 6)" office:value-type="string" office:string-value="2.7135" calcext:value-type="string">
            <text:p>2.7135</text:p>
          </table:table-cell>
          <table:table-cell table:formula="of:=RIGHT([.E67]; 6)" office:value-type="string" office:string-value="0.1811" calcext:value-type="string">
            <text:p>0.18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neutouch</text:p>
          </table:table-cell>
          <table:table-cell table:style-name="ce7" office:value-type="string" calcext:value-type="string">
            <text:p>4.0754 ± 0.3331</text:p>
          </table:table-cell>
          <table:table-cell table:formula="of:=LEFT([.E68]; 6)" office:value-type="string" office:string-value="4.0754" calcext:value-type="string">
            <text:p>4.0754</text:p>
          </table:table-cell>
          <table:table-cell table:formula="of:=RIGHT([.E68]; 6)" office:value-type="string" office:string-value="0.3331" calcext:value-type="string">
            <text:p>0.33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neutouch</text:p>
          </table:table-cell>
          <table:table-cell table:style-name="ce7" office:value-type="string" calcext:value-type="string">
            <text:p>2.7310 ± 0.0862</text:p>
          </table:table-cell>
          <table:table-cell table:formula="of:=LEFT([.E69]; 6)" office:value-type="string" office:string-value="2.7310" calcext:value-type="string">
            <text:p>2.7310</text:p>
          </table:table-cell>
          <table:table-cell table:formula="of:=RIGHT([.E69]; 6)" office:value-type="string" office:string-value="0.0862" calcext:value-type="string">
            <text:p>0.08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neutouch</text:p>
          </table:table-cell>
          <table:table-cell table:style-name="ce7" office:value-type="string" calcext:value-type="string">
            <text:p>2.8592 ± 0.1871</text:p>
          </table:table-cell>
          <table:table-cell table:formula="of:=LEFT([.E70]; 6)" office:value-type="string" office:string-value="2.8592" calcext:value-type="string">
            <text:p>2.8592</text:p>
          </table:table-cell>
          <table:table-cell table:formula="of:=RIGHT([.E70]; 6)" office:value-type="string" office:string-value="0.1871" calcext:value-type="string">
            <text:p>0.18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neutouch</text:p>
          </table:table-cell>
          <table:table-cell table:style-name="ce7" office:value-type="string" calcext:value-type="string">
            <text:p>2.3250 ± 0.1395</text:p>
          </table:table-cell>
          <table:table-cell table:formula="of:=LEFT([.E71]; 6)" office:value-type="string" office:string-value="2.3250" calcext:value-type="string">
            <text:p>2.3250</text:p>
          </table:table-cell>
          <table:table-cell table:formula="of:=RIGHT([.E71]; 6)" office:value-type="string" office:string-value="0.1395" calcext:value-type="string">
            <text:p>0.13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neutouch</text:p>
          </table:table-cell>
          <table:table-cell table:style-name="ce7" office:value-type="string" calcext:value-type="string">
            <text:p>3.9692 ± 0.3306</text:p>
          </table:table-cell>
          <table:table-cell table:formula="of:=LEFT([.E72]; 6)" office:value-type="string" office:string-value="3.9692" calcext:value-type="string">
            <text:p>3.9692</text:p>
          </table:table-cell>
          <table:table-cell table:formula="of:=RIGHT([.E72]; 6)" office:value-type="string" office:string-value="0.3306" calcext:value-type="string">
            <text:p>0.33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neutouch</text:p>
          </table:table-cell>
          <table:table-cell table:style-name="ce7" office:value-type="string" calcext:value-type="string">
            <text:p>2.6060 ± 0.1661</text:p>
          </table:table-cell>
          <table:table-cell table:formula="of:=LEFT([.E73]; 6)" office:value-type="string" office:string-value="2.6060" calcext:value-type="string">
            <text:p>2.6060</text:p>
          </table:table-cell>
          <table:table-cell table:formula="of:=RIGHT([.E73]; 6)" office:value-type="string" office:string-value="0.1661" calcext:value-type="string">
            <text:p>0.16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neutouch</text:p>
          </table:table-cell>
          <table:table-cell table:style-name="ce7" office:value-type="string" calcext:value-type="string">
            <text:p>2.9053 ± 0.1040</text:p>
          </table:table-cell>
          <table:table-cell table:formula="of:=LEFT([.E74]; 6)" office:value-type="string" office:string-value="2.9053" calcext:value-type="string">
            <text:p>2.9053</text:p>
          </table:table-cell>
          <table:table-cell table:formula="of:=RIGHT([.E74]; 6)" office:value-type="string" office:string-value="0.1040" calcext:value-type="string">
            <text:p>0.10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neutouch</text:p>
          </table:table-cell>
          <table:table-cell table:style-name="ce7" office:value-type="string" calcext:value-type="string">
            <text:p>2.3250 ± 0.1395</text:p>
          </table:table-cell>
          <table:table-cell table:formula="of:=LEFT([.E75]; 6)" office:value-type="string" office:string-value="2.3250" calcext:value-type="string">
            <text:p>2.3250</text:p>
          </table:table-cell>
          <table:table-cell table:formula="of:=RIGHT([.E75]; 6)" office:value-type="string" office:string-value="0.1395" calcext:value-type="string">
            <text:p>0.13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neutouch</text:p>
          </table:table-cell>
          <table:table-cell table:style-name="ce7" office:value-type="string" calcext:value-type="string">
            <text:p>4.1346 ± 0.3691</text:p>
          </table:table-cell>
          <table:table-cell table:formula="of:=LEFT([.E76]; 6)" office:value-type="string" office:string-value="4.1346" calcext:value-type="string">
            <text:p>4.1346</text:p>
          </table:table-cell>
          <table:table-cell table:formula="of:=RIGHT([.E76]; 6)" office:value-type="string" office:string-value="0.3691" calcext:value-type="string">
            <text:p>0.36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neutouch</text:p>
          </table:table-cell>
          <table:table-cell table:style-name="ce7" office:value-type="string" calcext:value-type="string">
            <text:p>2.0273 ± 0.1546</text:p>
          </table:table-cell>
          <table:table-cell table:formula="of:=LEFT([.E77]; 6)" office:value-type="string" office:string-value="2.0273" calcext:value-type="string">
            <text:p>2.0273</text:p>
          </table:table-cell>
          <table:table-cell table:formula="of:=RIGHT([.E77]; 6)" office:value-type="string" office:string-value="0.1546" calcext:value-type="string">
            <text:p>0.15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neutouch</text:p>
          </table:table-cell>
          <table:table-cell table:style-name="ce7" office:value-type="string" calcext:value-type="string">
            <text:p>1.2339 ± 0.1775</text:p>
          </table:table-cell>
          <table:table-cell table:formula="of:=LEFT([.E78]; 6)" office:value-type="string" office:string-value="1.2339" calcext:value-type="string">
            <text:p>1.2339</text:p>
          </table:table-cell>
          <table:table-cell table:formula="of:=RIGHT([.E78]; 6)" office:value-type="string" office:string-value="0.1775" calcext:value-type="string">
            <text:p>0.17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neutouch</text:p>
          </table:table-cell>
          <table:table-cell table:style-name="ce8"/>
          <table:table-cell table:formula="of:=LEFT([.E79]; 6)">
            <text:p/>
          </table:table-cell>
          <table:table-cell table:formula="of:=RIGHT([.E79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neutouch</text:p>
          </table:table-cell>
          <table:table-cell table:style-name="ce8"/>
          <table:table-cell table:formula="of:=LEFT([.E80]; 6)">
            <text:p/>
          </table:table-cell>
          <table:table-cell table:formula="of:=RIGHT([.E80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neutouch</text:p>
          </table:table-cell>
          <table:table-cell table:style-name="ce7" office:value-type="string" calcext:value-type="string">
            <text:p>1.7354 ± 0.2097</text:p>
          </table:table-cell>
          <table:table-cell table:formula="of:=LEFT([.E81]; 6)" office:value-type="string" office:string-value="1.7354" calcext:value-type="string">
            <text:p>1.7354</text:p>
          </table:table-cell>
          <table:table-cell table:formula="of:=RIGHT([.E81]; 6)" office:value-type="string" office:string-value="0.2097" calcext:value-type="string">
            <text:p>0.20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neuhalf</text:p>
          </table:table-cell>
          <table:table-cell table:style-name="ce7" office:value-type="string" calcext:value-type="string">
            <text:p>3.4848 ± 0.2203</text:p>
          </table:table-cell>
          <table:table-cell table:formula="of:=LEFT([.E82]; 6)" office:value-type="string" office:string-value="3.4848" calcext:value-type="string">
            <text:p>3.4848</text:p>
          </table:table-cell>
          <table:table-cell table:formula="of:=RIGHT([.E82]; 6)" office:value-type="string" office:string-value="0.2203" calcext:value-type="string">
            <text:p>0.22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neuhalf</text:p>
          </table:table-cell>
          <table:table-cell table:style-name="ce7" office:value-type="string" calcext:value-type="string">
            <text:p>3.0470 ± 0.2501</text:p>
          </table:table-cell>
          <table:table-cell table:formula="of:=LEFT([.E83]; 6)" office:value-type="string" office:string-value="3.0470" calcext:value-type="string">
            <text:p>3.0470</text:p>
          </table:table-cell>
          <table:table-cell table:formula="of:=RIGHT([.E83]; 6)" office:value-type="string" office:string-value="0.2501" calcext:value-type="string">
            <text:p>0.25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neuhalf</text:p>
          </table:table-cell>
          <table:table-cell table:style-name="ce8"/>
          <table:table-cell table:formula="of:=LEFT([.E84]; 6)">
            <text:p/>
          </table:table-cell>
          <table:table-cell table:formula="of:=RIGHT([.E84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neuhalf</text:p>
          </table:table-cell>
          <table:table-cell table:style-name="ce7" office:value-type="string" calcext:value-type="string">
            <text:p>2.7447 ± 0.0803</text:p>
          </table:table-cell>
          <table:table-cell table:formula="of:=LEFT([.E85]; 6)" office:value-type="string" office:string-value="2.7447" calcext:value-type="string">
            <text:p>2.7447</text:p>
          </table:table-cell>
          <table:table-cell table:formula="of:=RIGHT([.E85]; 6)" office:value-type="string" office:string-value="0.0803" calcext:value-type="string">
            <text:p>0.08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neuhalf</text:p>
          </table:table-cell>
          <table:table-cell table:style-name="ce7" office:value-type="string" calcext:value-type="string">
            <text:p>3.0214 ± 0.2229</text:p>
          </table:table-cell>
          <table:table-cell table:formula="of:=LEFT([.E86]; 6)" office:value-type="string" office:string-value="3.0214" calcext:value-type="string">
            <text:p>3.0214</text:p>
          </table:table-cell>
          <table:table-cell table:formula="of:=RIGHT([.E86]; 6)" office:value-type="string" office:string-value="0.2229" calcext:value-type="string">
            <text:p>0.22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neuhalf</text:p>
          </table:table-cell>
          <table:table-cell table:style-name="ce7" office:value-type="string" calcext:value-type="string">
            <text:p>2.6266 ± 0.2198</text:p>
          </table:table-cell>
          <table:table-cell table:formula="of:=LEFT([.E87]; 6)" office:value-type="string" office:string-value="2.6266" calcext:value-type="string">
            <text:p>2.6266</text:p>
          </table:table-cell>
          <table:table-cell table:formula="of:=RIGHT([.E87]; 6)" office:value-type="string" office:string-value="0.2198" calcext:value-type="string">
            <text:p>0.21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neuhalf</text:p>
          </table:table-cell>
          <table:table-cell table:style-name="ce8"/>
          <table:table-cell table:formula="of:=LEFT([.E88]; 6)">
            <text:p/>
          </table:table-cell>
          <table:table-cell table:formula="of:=RIGHT([.E88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neuhalf</text:p>
          </table:table-cell>
          <table:table-cell table:style-name="ce7" office:value-type="string" calcext:value-type="string">
            <text:p>2.7738 ± 0.1949</text:p>
          </table:table-cell>
          <table:table-cell table:formula="of:=LEFT([.E89]; 6)" office:value-type="string" office:string-value="2.7738" calcext:value-type="string">
            <text:p>2.7738</text:p>
          </table:table-cell>
          <table:table-cell table:formula="of:=RIGHT([.E89]; 6)" office:value-type="string" office:string-value="0.1949" calcext:value-type="string">
            <text:p>0.19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neuhalf</text:p>
          </table:table-cell>
          <table:table-cell table:style-name="ce7" office:value-type="string" calcext:value-type="string">
            <text:p>3.1431 ± 0.0892</text:p>
          </table:table-cell>
          <table:table-cell table:formula="of:=LEFT([.E90]; 6)" office:value-type="string" office:string-value="3.1431" calcext:value-type="string">
            <text:p>3.1431</text:p>
          </table:table-cell>
          <table:table-cell table:formula="of:=RIGHT([.E90]; 6)" office:value-type="string" office:string-value="0.0892" calcext:value-type="string">
            <text:p>0.08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neuhalf</text:p>
          </table:table-cell>
          <table:table-cell table:style-name="ce7" office:value-type="string" calcext:value-type="string">
            <text:p>3.7956 ± 0.5363</text:p>
          </table:table-cell>
          <table:table-cell table:formula="of:=LEFT([.E91]; 6)" office:value-type="string" office:string-value="3.7956" calcext:value-type="string">
            <text:p>3.7956</text:p>
          </table:table-cell>
          <table:table-cell table:formula="of:=RIGHT([.E91]; 6)" office:value-type="string" office:string-value="0.5363" calcext:value-type="string">
            <text:p>0.53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neuhalf</text:p>
          </table:table-cell>
          <table:table-cell table:style-name="ce8"/>
          <table:table-cell table:formula="of:=LEFT([.E92]; 6)">
            <text:p/>
          </table:table-cell>
          <table:table-cell table:formula="of:=RIGHT([.E92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neuhalf</text:p>
          </table:table-cell>
          <table:table-cell table:style-name="ce7" office:value-type="string" calcext:value-type="string">
            <text:p>1.7270 ± 0.1613</text:p>
          </table:table-cell>
          <table:table-cell table:formula="of:=LEFT([.E93]; 6)" office:value-type="string" office:string-value="1.7270" calcext:value-type="string">
            <text:p>1.7270</text:p>
          </table:table-cell>
          <table:table-cell table:formula="of:=RIGHT([.E93]; 6)" office:value-type="string" office:string-value="0.1613" calcext:value-type="string">
            <text:p>0.16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neuhalf</text:p>
          </table:table-cell>
          <table:table-cell table:style-name="ce7" office:value-type="string" calcext:value-type="string">
            <text:p>1.6790 ± 0.2128</text:p>
          </table:table-cell>
          <table:table-cell table:formula="of:=LEFT([.E94]; 6)" office:value-type="string" office:string-value="1.6790" calcext:value-type="string">
            <text:p>1.6790</text:p>
          </table:table-cell>
          <table:table-cell table:formula="of:=RIGHT([.E94]; 6)" office:value-type="string" office:string-value="0.2128" calcext:value-type="string">
            <text:p>0.2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neuhalf</text:p>
          </table:table-cell>
          <table:table-cell table:style-name="ce8"/>
          <table:table-cell table:formula="of:=LEFT([.E95]; 6)">
            <text:p/>
          </table:table-cell>
          <table:table-cell table:formula="of:=RIGHT([.E95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neuhalf</text:p>
          </table:table-cell>
          <table:table-cell table:style-name="ce8"/>
          <table:table-cell table:formula="of:=LEFT([.E96]; 6)">
            <text:p/>
          </table:table-cell>
          <table:table-cell table:formula="of:=RIGHT([.E96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neuhalf</text:p>
          </table:table-cell>
          <table:table-cell table:style-name="ce7" office:value-type="string" calcext:value-type="string">
            <text:p>1.8264 ± 0.3023</text:p>
          </table:table-cell>
          <table:table-cell table:formula="of:=LEFT([.E97]; 6)" office:value-type="string" office:string-value="1.8264" calcext:value-type="string">
            <text:p>1.8264</text:p>
          </table:table-cell>
          <table:table-cell table:formula="of:=RIGHT([.E97]; 6)" office:value-type="string" office:string-value="0.3023" calcext:value-type="string">
            <text:p>0.30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biotac</text:p>
          </table:table-cell>
          <table:table-cell table:style-name="ce7" office:value-type="string" calcext:value-type="string">
            <text:p>6.3491 ± 0.5526</text:p>
          </table:table-cell>
          <table:table-cell table:formula="of:=LEFT([.E98]; 6)" office:value-type="string" office:string-value="6.3491" calcext:value-type="string">
            <text:p>6.3491</text:p>
          </table:table-cell>
          <table:table-cell table:formula="of:=RIGHT([.E98]; 6)" office:value-type="string" office:string-value="0.5526" calcext:value-type="string">
            <text:p>0.55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biotac</text:p>
          </table:table-cell>
          <table:table-cell table:style-name="ce7" office:value-type="string" calcext:value-type="string">
            <text:p>6.5452 ± 0.3566</text:p>
          </table:table-cell>
          <table:table-cell table:formula="of:=LEFT([.E99]; 6)" office:value-type="string" office:string-value="6.5452" calcext:value-type="string">
            <text:p>6.5452</text:p>
          </table:table-cell>
          <table:table-cell table:formula="of:=RIGHT([.E99]; 6)" office:value-type="string" office:string-value="0.3566" calcext:value-type="string">
            <text:p>0.35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biotac</text:p>
          </table:table-cell>
          <table:table-cell table:style-name="ce7" office:value-type="string" calcext:value-type="string">
            <text:p>7.4146 ± 0.4647</text:p>
          </table:table-cell>
          <table:table-cell table:formula="of:=LEFT([.E100]; 6)" office:value-type="string" office:string-value="7.4146" calcext:value-type="string">
            <text:p>7.4146</text:p>
          </table:table-cell>
          <table:table-cell table:formula="of:=RIGHT([.E100]; 6)" office:value-type="string" office:string-value="0.4647" calcext:value-type="string">
            <text:p>0.46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biotac</text:p>
          </table:table-cell>
          <table:table-cell table:style-name="ce8"/>
          <table:table-cell table:formula="of:=LEFT([.E101]; 6)">
            <text:p/>
          </table:table-cell>
          <table:table-cell table:formula="of:=RIGHT([.E101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biotac</text:p>
          </table:table-cell>
          <table:table-cell table:style-name="ce7" office:value-type="string" calcext:value-type="string">
            <text:p>5.2913 ± 0.4026</text:p>
          </table:table-cell>
          <table:table-cell table:formula="of:=LEFT([.E102]; 6)" office:value-type="string" office:string-value="5.2913" calcext:value-type="string">
            <text:p>5.2913</text:p>
          </table:table-cell>
          <table:table-cell table:formula="of:=RIGHT([.E102]; 6)" office:value-type="string" office:string-value="0.4026" calcext:value-type="string">
            <text:p>0.40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biotac</text:p>
          </table:table-cell>
          <table:table-cell table:style-name="ce7" office:value-type="string" calcext:value-type="string">
            <text:p>6.2178 ± 0.3066</text:p>
          </table:table-cell>
          <table:table-cell table:formula="of:=LEFT([.E103]; 6)" office:value-type="string" office:string-value="6.2178" calcext:value-type="string">
            <text:p>6.2178</text:p>
          </table:table-cell>
          <table:table-cell table:formula="of:=RIGHT([.E103]; 6)" office:value-type="string" office:string-value="0.3066" calcext:value-type="string">
            <text:p>0.30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biotac</text:p>
          </table:table-cell>
          <table:table-cell table:style-name="ce7" office:value-type="string" calcext:value-type="string">
            <text:p>6.5044 ± 0.4685</text:p>
          </table:table-cell>
          <table:table-cell table:formula="of:=LEFT([.E104]; 6)" office:value-type="string" office:string-value="6.5044" calcext:value-type="string">
            <text:p>6.5044</text:p>
          </table:table-cell>
          <table:table-cell table:formula="of:=RIGHT([.E104]; 6)" office:value-type="string" office:string-value="0.4685" calcext:value-type="string">
            <text:p>0.46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biotac</text:p>
          </table:table-cell>
          <table:table-cell table:style-name="ce8"/>
          <table:table-cell table:formula="of:=LEFT([.E105]; 6)">
            <text:p/>
          </table:table-cell>
          <table:table-cell table:formula="of:=RIGHT([.E105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biotac</text:p>
          </table:table-cell>
          <table:table-cell table:style-name="ce7" office:value-type="string" calcext:value-type="string">
            <text:p>5.1097 ± 0.5556</text:p>
          </table:table-cell>
          <table:table-cell table:formula="of:=LEFT([.E106]; 6)" office:value-type="string" office:string-value="5.1097" calcext:value-type="string">
            <text:p>5.1097</text:p>
          </table:table-cell>
          <table:table-cell table:formula="of:=RIGHT([.E106]; 6)" office:value-type="string" office:string-value="0.5556" calcext:value-type="string">
            <text:p>0.55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biotac</text:p>
          </table:table-cell>
          <table:table-cell table:style-name="ce7" office:value-type="string" calcext:value-type="string">
            <text:p>5.2028 ± 0.6282</text:p>
          </table:table-cell>
          <table:table-cell table:formula="of:=LEFT([.E107]; 6)" office:value-type="string" office:string-value="5.2028" calcext:value-type="string">
            <text:p>5.2028</text:p>
          </table:table-cell>
          <table:table-cell table:formula="of:=RIGHT([.E107]; 6)" office:value-type="string" office:string-value="0.6282" calcext:value-type="string">
            <text:p>0.62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biotac</text:p>
          </table:table-cell>
          <table:table-cell table:style-name="ce7" office:value-type="string" calcext:value-type="string">
            <text:p>6.5187 ± 0.5216</text:p>
          </table:table-cell>
          <table:table-cell table:formula="of:=LEFT([.E108]; 6)" office:value-type="string" office:string-value="6.5187" calcext:value-type="string">
            <text:p>6.5187</text:p>
          </table:table-cell>
          <table:table-cell table:formula="of:=RIGHT([.E108]; 6)" office:value-type="string" office:string-value="0.5216" calcext:value-type="string">
            <text:p>0.52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biotac</text:p>
          </table:table-cell>
          <table:table-cell table:style-name="ce8"/>
          <table:table-cell table:formula="of:=LEFT([.E109]; 6)">
            <text:p/>
          </table:table-cell>
          <table:table-cell table:formula="of:=RIGHT([.E109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biotac</text:p>
          </table:table-cell>
          <table:table-cell table:style-name="ce7" office:value-type="string" calcext:value-type="string">
            <text:p>4.7450 ± 0.8914</text:p>
          </table:table-cell>
          <table:table-cell table:formula="of:=LEFT([.E110]; 6)" office:value-type="string" office:string-value="4.7450" calcext:value-type="string">
            <text:p>4.7450</text:p>
          </table:table-cell>
          <table:table-cell table:formula="of:=RIGHT([.E110]; 6)" office:value-type="string" office:string-value="0.8914" calcext:value-type="string">
            <text:p>0.89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biotac</text:p>
          </table:table-cell>
          <table:table-cell table:style-name="ce8"/>
          <table:table-cell table:formula="of:=LEFT([.E111]; 6)">
            <text:p/>
          </table:table-cell>
          <table:table-cell table:formula="of:=RIGHT([.E111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biotac</text:p>
          </table:table-cell>
          <table:table-cell table:style-name="ce8"/>
          <table:table-cell table:formula="of:=LEFT([.E112]; 6)">
            <text:p/>
          </table:table-cell>
          <table:table-cell table:formula="of:=RIGHT([.E112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biotac</text:p>
          </table:table-cell>
          <table:table-cell table:style-name="ce8"/>
          <table:table-cell table:formula="of:=LEFT([.E113]; 6)">
            <text:p/>
          </table:table-cell>
          <table:table-cell table:formula="of:=RIGHT([.E113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neutouch</text:p>
          </table:table-cell>
          <table:table-cell table:style-name="ce7" office:value-type="string" calcext:value-type="string">
            <text:p>4.2323 ± 0.4525</text:p>
          </table:table-cell>
          <table:table-cell table:formula="of:=LEFT([.E114]; 6)" office:value-type="string" office:string-value="4.2323" calcext:value-type="string">
            <text:p>4.2323</text:p>
          </table:table-cell>
          <table:table-cell table:formula="of:=RIGHT([.E114]; 6)" office:value-type="string" office:string-value="0.4525" calcext:value-type="string">
            <text:p>0.45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neutouch</text:p>
          </table:table-cell>
          <table:table-cell table:style-name="ce7" office:value-type="string" calcext:value-type="string">
            <text:p>3.8361 ± 0.5234</text:p>
          </table:table-cell>
          <table:table-cell table:formula="of:=LEFT([.E115]; 6)" office:value-type="string" office:string-value="3.8361" calcext:value-type="string">
            <text:p>3.8361</text:p>
          </table:table-cell>
          <table:table-cell table:formula="of:=RIGHT([.E115]; 6)" office:value-type="string" office:string-value="0.5234" calcext:value-type="string">
            <text:p>0.52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neutouch</text:p>
          </table:table-cell>
          <table:table-cell table:style-name="ce7" office:value-type="string" calcext:value-type="string">
            <text:p>6.0886 ± 0.4546</text:p>
          </table:table-cell>
          <table:table-cell table:formula="of:=LEFT([.E116]; 6)" office:value-type="string" office:string-value="6.0886" calcext:value-type="string">
            <text:p>6.0886</text:p>
          </table:table-cell>
          <table:table-cell table:formula="of:=RIGHT([.E116]; 6)" office:value-type="string" office:string-value="0.4546" calcext:value-type="string">
            <text:p>0.45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neutouch</text:p>
          </table:table-cell>
          <table:table-cell table:style-name="ce7" office:value-type="string" calcext:value-type="string">
            <text:p>3.8520 ± 0.4105</text:p>
          </table:table-cell>
          <table:table-cell table:formula="of:=LEFT([.E117]; 6)" office:value-type="string" office:string-value="3.8520" calcext:value-type="string">
            <text:p>3.8520</text:p>
          </table:table-cell>
          <table:table-cell table:formula="of:=RIGHT([.E117]; 6)" office:value-type="string" office:string-value="0.4105" calcext:value-type="string">
            <text:p>0.4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neutouch</text:p>
          </table:table-cell>
          <table:table-cell table:style-name="ce7" office:value-type="string" calcext:value-type="string">
            <text:p>3.5130 ± 0.4029</text:p>
          </table:table-cell>
          <table:table-cell table:formula="of:=LEFT([.E118]; 6)" office:value-type="string" office:string-value="3.5130" calcext:value-type="string">
            <text:p>3.5130</text:p>
          </table:table-cell>
          <table:table-cell table:formula="of:=RIGHT([.E118]; 6)" office:value-type="string" office:string-value="0.4029" calcext:value-type="string">
            <text:p>0.40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neutouch</text:p>
          </table:table-cell>
          <table:table-cell table:style-name="ce7" office:value-type="string" calcext:value-type="string">
            <text:p>3.4561 ± 0.4067</text:p>
          </table:table-cell>
          <table:table-cell table:formula="of:=LEFT([.E119]; 6)" office:value-type="string" office:string-value="3.4561" calcext:value-type="string">
            <text:p>3.4561</text:p>
          </table:table-cell>
          <table:table-cell table:formula="of:=RIGHT([.E119]; 6)" office:value-type="string" office:string-value="0.4067" calcext:value-type="string">
            <text:p>0.40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neutouch</text:p>
          </table:table-cell>
          <table:table-cell table:style-name="ce7" office:value-type="string" calcext:value-type="string">
            <text:p>4.7812 ± 0.3819</text:p>
          </table:table-cell>
          <table:table-cell table:formula="of:=LEFT([.E120]; 6)" office:value-type="string" office:string-value="4.7812" calcext:value-type="string">
            <text:p>4.7812</text:p>
          </table:table-cell>
          <table:table-cell table:formula="of:=RIGHT([.E120]; 6)" office:value-type="string" office:string-value="0.3819" calcext:value-type="string">
            <text:p>0.38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neutouch</text:p>
          </table:table-cell>
          <table:table-cell table:style-name="ce7" office:value-type="string" calcext:value-type="string">
            <text:p>3.4290 ± 0.3368</text:p>
          </table:table-cell>
          <table:table-cell table:formula="of:=LEFT([.E121]; 6)" office:value-type="string" office:string-value="3.4290" calcext:value-type="string">
            <text:p>3.4290</text:p>
          </table:table-cell>
          <table:table-cell table:formula="of:=RIGHT([.E121]; 6)" office:value-type="string" office:string-value="0.3368" calcext:value-type="string">
            <text:p>0.33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neutouch</text:p>
          </table:table-cell>
          <table:table-cell table:style-name="ce7" office:value-type="string" calcext:value-type="string">
            <text:p>3.8222 ± 0.5322</text:p>
          </table:table-cell>
          <table:table-cell table:formula="of:=LEFT([.E122]; 6)" office:value-type="string" office:string-value="3.8222" calcext:value-type="string">
            <text:p>3.8222</text:p>
          </table:table-cell>
          <table:table-cell table:formula="of:=RIGHT([.E122]; 6)" office:value-type="string" office:string-value="0.5322" calcext:value-type="string">
            <text:p>0.53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neutouch</text:p>
          </table:table-cell>
          <table:table-cell table:style-name="ce7" office:value-type="string" calcext:value-type="string">
            <text:p>4.1149 ± 0.6749</text:p>
          </table:table-cell>
          <table:table-cell table:formula="of:=LEFT([.E123]; 6)" office:value-type="string" office:string-value="4.1149" calcext:value-type="string">
            <text:p>4.1149</text:p>
          </table:table-cell>
          <table:table-cell table:formula="of:=RIGHT([.E123]; 6)" office:value-type="string" office:string-value="0.6749" calcext:value-type="string">
            <text:p>0.67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neutouch</text:p>
          </table:table-cell>
          <table:table-cell table:style-name="ce7" office:value-type="string" calcext:value-type="string">
            <text:p>5.5296 ± 0.6103</text:p>
          </table:table-cell>
          <table:table-cell table:formula="of:=LEFT([.E124]; 6)" office:value-type="string" office:string-value="5.5296" calcext:value-type="string">
            <text:p>5.5296</text:p>
          </table:table-cell>
          <table:table-cell table:formula="of:=RIGHT([.E124]; 6)" office:value-type="string" office:string-value="0.6103" calcext:value-type="string">
            <text:p>0.6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neutouch</text:p>
          </table:table-cell>
          <table:table-cell table:style-name="ce7" office:value-type="string" calcext:value-type="string">
            <text:p>3.4227 ± 0.3272</text:p>
          </table:table-cell>
          <table:table-cell table:formula="of:=LEFT([.E125]; 6)" office:value-type="string" office:string-value="3.4227" calcext:value-type="string">
            <text:p>3.4227</text:p>
          </table:table-cell>
          <table:table-cell table:formula="of:=RIGHT([.E125]; 6)" office:value-type="string" office:string-value="0.3272" calcext:value-type="string">
            <text:p>0.32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neutouch</text:p>
          </table:table-cell>
          <table:table-cell table:style-name="ce7" office:value-type="string" calcext:value-type="string">
            <text:p>3.2920 ± 1.2359</text:p>
          </table:table-cell>
          <table:table-cell table:formula="of:=LEFT([.E126]; 6)" office:value-type="string" office:string-value="3.2920" calcext:value-type="string">
            <text:p>3.2920</text:p>
          </table:table-cell>
          <table:table-cell table:formula="of:=RIGHT([.E126]; 6)" office:value-type="string" office:string-value="1.2359" calcext:value-type="string">
            <text:p>1.23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neutouch</text:p>
          </table:table-cell>
          <table:table-cell table:style-name="ce8"/>
          <table:table-cell table:formula="of:=LEFT([.E127]; 6)">
            <text:p/>
          </table:table-cell>
          <table:table-cell table:formula="of:=RIGHT([.E127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neutouch</text:p>
          </table:table-cell>
          <table:table-cell table:style-name="ce8"/>
          <table:table-cell table:formula="of:=LEFT([.E128]; 6)">
            <text:p/>
          </table:table-cell>
          <table:table-cell table:formula="of:=RIGHT([.E128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neutouch</text:p>
          </table:table-cell>
          <table:table-cell table:style-name="ce7" office:value-type="string" calcext:value-type="string">
            <text:p>3.0750 ± 0.4830</text:p>
          </table:table-cell>
          <table:table-cell table:formula="of:=LEFT([.E129]; 6)" office:value-type="string" office:string-value="3.0750" calcext:value-type="string">
            <text:p>3.0750</text:p>
          </table:table-cell>
          <table:table-cell table:formula="of:=RIGHT([.E129]; 6)" office:value-type="string" office:string-value="0.4830" calcext:value-type="string">
            <text:p>0.48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neuhalf</text:p>
          </table:table-cell>
          <table:table-cell table:style-name="ce7" office:value-type="string" calcext:value-type="string">
            <text:p>4.6783 ± 0.4574</text:p>
          </table:table-cell>
          <table:table-cell table:formula="of:=LEFT([.E130]; 6)" office:value-type="string" office:string-value="4.6783" calcext:value-type="string">
            <text:p>4.6783</text:p>
          </table:table-cell>
          <table:table-cell table:formula="of:=RIGHT([.E130]; 6)" office:value-type="string" office:string-value="0.4574" calcext:value-type="string">
            <text:p>0.45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neuhalf</text:p>
          </table:table-cell>
          <table:table-cell table:style-name="ce7" office:value-type="string" calcext:value-type="string">
            <text:p>4.3985 ± 0.4792</text:p>
          </table:table-cell>
          <table:table-cell table:formula="of:=LEFT([.E131]; 6)" office:value-type="string" office:string-value="4.3985" calcext:value-type="string">
            <text:p>4.3985</text:p>
          </table:table-cell>
          <table:table-cell table:formula="of:=RIGHT([.E131]; 6)" office:value-type="string" office:string-value="0.4792" calcext:value-type="string">
            <text:p>0.47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neuhalf</text:p>
          </table:table-cell>
          <table:table-cell table:style-name="ce8"/>
          <table:table-cell table:formula="of:=LEFT([.E132]; 6)">
            <text:p/>
          </table:table-cell>
          <table:table-cell table:formula="of:=RIGHT([.E132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neuhalf</text:p>
          </table:table-cell>
          <table:table-cell table:style-name="ce7" office:value-type="string" calcext:value-type="string">
            <text:p>4.0798 ± 0.3150</text:p>
          </table:table-cell>
          <table:table-cell table:formula="of:=LEFT([.E133]; 6)" office:value-type="string" office:string-value="4.0798" calcext:value-type="string">
            <text:p>4.0798</text:p>
          </table:table-cell>
          <table:table-cell table:formula="of:=RIGHT([.E133]; 6)" office:value-type="string" office:string-value="0.3150" calcext:value-type="string">
            <text:p>0.31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neuhalf</text:p>
          </table:table-cell>
          <table:table-cell table:style-name="ce7" office:value-type="string" calcext:value-type="string">
            <text:p>3.7915 ± 0.4074</text:p>
          </table:table-cell>
          <table:table-cell table:formula="of:=LEFT([.E134]; 6)" office:value-type="string" office:string-value="3.7915" calcext:value-type="string">
            <text:p>3.7915</text:p>
          </table:table-cell>
          <table:table-cell table:formula="of:=RIGHT([.E134]; 6)" office:value-type="string" office:string-value="0.4074" calcext:value-type="string">
            <text:p>0.40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neuhalf</text:p>
          </table:table-cell>
          <table:table-cell table:style-name="ce7" office:value-type="string" calcext:value-type="string">
            <text:p>3.9773 ± 0.4568</text:p>
          </table:table-cell>
          <table:table-cell table:formula="of:=LEFT([.E135]; 6)" office:value-type="string" office:string-value="3.9773" calcext:value-type="string">
            <text:p>3.9773</text:p>
          </table:table-cell>
          <table:table-cell table:formula="of:=RIGHT([.E135]; 6)" office:value-type="string" office:string-value="0.4568" calcext:value-type="string">
            <text:p>0.45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neuhalf</text:p>
          </table:table-cell>
          <table:table-cell table:style-name="ce8"/>
          <table:table-cell table:formula="of:=LEFT([.E136]; 6)">
            <text:p/>
          </table:table-cell>
          <table:table-cell table:formula="of:=RIGHT([.E136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neuhalf</text:p>
          </table:table-cell>
          <table:table-cell table:style-name="ce7" office:value-type="string" calcext:value-type="string">
            <text:p>3.6239 ± 0.2694</text:p>
          </table:table-cell>
          <table:table-cell table:formula="of:=LEFT([.E137]; 6)" office:value-type="string" office:string-value="3.6239" calcext:value-type="string">
            <text:p>3.6239</text:p>
          </table:table-cell>
          <table:table-cell table:formula="of:=RIGHT([.E137]; 6)" office:value-type="string" office:string-value="0.2694" calcext:value-type="string">
            <text:p>0.26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neuhalf</text:p>
          </table:table-cell>
          <table:table-cell table:style-name="ce7" office:value-type="string" calcext:value-type="string">
            <text:p>4.7222 ± 0.6863</text:p>
          </table:table-cell>
          <table:table-cell table:formula="of:=LEFT([.E138]; 6)" office:value-type="string" office:string-value="4.7222" calcext:value-type="string">
            <text:p>4.7222</text:p>
          </table:table-cell>
          <table:table-cell table:formula="of:=RIGHT([.E138]; 6)" office:value-type="string" office:string-value="0.6863" calcext:value-type="string">
            <text:p>0.68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neuhalf</text:p>
          </table:table-cell>
          <table:table-cell table:style-name="ce7" office:value-type="string" calcext:value-type="string">
            <text:p>5.0085 ± 0.5297</text:p>
          </table:table-cell>
          <table:table-cell table:formula="of:=LEFT([.E139]; 6)" office:value-type="string" office:string-value="5.0085" calcext:value-type="string">
            <text:p>5.0085</text:p>
          </table:table-cell>
          <table:table-cell table:formula="of:=RIGHT([.E139]; 6)" office:value-type="string" office:string-value="0.5297" calcext:value-type="string">
            <text:p>0.52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neuhalf</text:p>
          </table:table-cell>
          <table:table-cell table:style-name="ce8"/>
          <table:table-cell table:formula="of:=LEFT([.E140]; 6)">
            <text:p/>
          </table:table-cell>
          <table:table-cell table:formula="of:=RIGHT([.E140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neuhalf</text:p>
          </table:table-cell>
          <table:table-cell table:style-name="ce7" office:value-type="string" calcext:value-type="string">
            <text:p>3.9821 ± 0.3544</text:p>
          </table:table-cell>
          <table:table-cell table:formula="of:=LEFT([.E141]; 6)" office:value-type="string" office:string-value="3.9821" calcext:value-type="string">
            <text:p>3.9821</text:p>
          </table:table-cell>
          <table:table-cell table:formula="of:=RIGHT([.E141]; 6)" office:value-type="string" office:string-value="0.3544" calcext:value-type="string">
            <text:p>0.35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neuhalf</text:p>
          </table:table-cell>
          <table:table-cell table:style-name="ce7" office:value-type="string" calcext:value-type="string">
            <text:p>3.3705 ± 0.2851</text:p>
          </table:table-cell>
          <table:table-cell table:formula="of:=LEFT([.E142]; 6)" office:value-type="string" office:string-value="3.3705" calcext:value-type="string">
            <text:p>3.3705</text:p>
          </table:table-cell>
          <table:table-cell table:formula="of:=RIGHT([.E142]; 6)" office:value-type="string" office:string-value="0.2851" calcext:value-type="string">
            <text:p>0.28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neuhalf</text:p>
          </table:table-cell>
          <table:table-cell table:style-name="ce8"/>
          <table:table-cell table:formula="of:=LEFT([.E143]; 6)">
            <text:p/>
          </table:table-cell>
          <table:table-cell table:formula="of:=RIGHT([.E143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neuhalf</text:p>
          </table:table-cell>
          <table:table-cell table:style-name="ce8"/>
          <table:table-cell table:formula="of:=LEFT([.E144]; 6)">
            <text:p/>
          </table:table-cell>
          <table:table-cell table:formula="of:=RIGHT([.E144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50cm</text:p>
          </table:table-cell>
          <table:table-cell office:value-type="string" calcext:value-type="string">
            <text:p>neuhalf</text:p>
          </table:table-cell>
          <table:table-cell table:style-name="ce7" office:value-type="string" calcext:value-type="string">
            <text:p>3.4873 ± 0.6769</text:p>
          </table:table-cell>
          <table:table-cell table:formula="of:=LEFT([.E145]; 6)" office:value-type="string" office:string-value="3.4873" calcext:value-type="string">
            <text:p>3.4873</text:p>
          </table:table-cell>
          <table:table-cell table:formula="of:=RIGHT([.E145]; 6)" office:value-type="string" office:string-value="0.6769" calcext:value-type="string">
            <text:p>0.6769</text:p>
          </table:table-cell>
          <table:table-cell table:number-columns-repeated="1017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14:43:16.4583819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5T14:32:16.628588341</meta:creation-date>
    <dc:date>2021-03-05T15:30:47.215324223</dc:date>
    <meta:editing-duration>PT58M21S</meta:editing-duration>
    <meta:editing-cycles>6</meta:editing-cycles>
    <meta:generator>LibreOffice/7.0.2.2$Linux_X86_64 LibreOffice_project/00$Build-2</meta:generator>
    <meta:document-statistic meta:table-count="1" meta:cell-count="976" meta:object-count="0"/>
  </office:meta>
</office:document-meta>
</file>